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007" officeooo:paragraph-rsid="000ef007"/>
    </style:style>
    <style:style style:name="P2" style:family="paragraph" style:parent-style-name="Standard">
      <style:text-properties officeooo:rsid="000f6f4e" officeooo:paragraph-rsid="000f6f4e"/>
    </style:style>
    <style:style style:name="P3" style:family="paragraph" style:parent-style-name="Standard">
      <style:text-properties officeooo:rsid="000fac61" officeooo:paragraph-rsid="000fac61"/>
    </style:style>
    <style:style style:name="P4" style:family="paragraph" style:parent-style-name="Standard">
      <style:text-properties officeooo:rsid="000f6f4e" officeooo:paragraph-rsid="000f6f4e"/>
    </style:style>
    <style:style style:name="P5" style:family="paragraph" style:parent-style-name="Standard">
      <style:text-properties officeooo:rsid="000f6f4e" officeooo:paragraph-rsid="000fac61"/>
    </style:style>
    <style:style style:name="T1" style:family="text">
      <style:text-properties officeooo:rsid="000fa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urav Sheni</text:p>
      <text:p text:style-name="P1">CSC 222</text:p>
      <text:p text:style-name="P1">Project 4</text:p>
      <text:p text:style-name="P1">4/24/15</text:p>
      <text:p text:style-name="P1"/>
      <text:p text:style-name="P1">Facebook Interactions</text:p>
      <text:p text:style-name="P1">1. The most interacted user is 83b9c07bb77a33d9740f3bc8c30cacc066d5192d with 28 interactions.</text:p>
      <text:p text:style-name="P5">2. <text:span text:style-name="T1">Depending on how interactions are counted, the average could be two different numbers.</text:span></text:p>
      <text:p text:style-name="P3"><text:tab/>Counting the interactions as the number of edges gives the following average: <text:s/>4.10243902439</text:p>
      <text:p text:style-name="P3"><text:tab/>Counting the interactions as two interactions for every edge gives the following average: <text:tab/><text:tab/><text:tab/><text:tab/><text:tab/><text:tab/><text:tab/><text:tab/><text:tab/><text:tab/><text:tab/><text:tab/> <text:s text:c="8"/>2.0512195122</text:p>
      <text:p text:style-name="P2">3. There are 301 number of users in the largest subgroup.</text:p>
      <text:p text:style-name="P3"/>
      <text:p text:style-name="P2">WFU WWW Network</text:p>
      <text:p text:style-name="P2">1. The web page with the largest number of links within it, is <text:a xlink:type="simple" xlink:href="http://college.wfu.edu/">http://college.wfu.edu</text:a> .</text:p>
      <text:p text:style-name="P2">2. The web page with the most links from other web pages is <text:a xlink:type="simple" xlink:href="http://www/">http://www</text:a> .</text:p>
      <text:p text:style-name="P2">3. The largest cycle has a size of 148.</text:p>
      <text:p text:style-name="P2"/>
      <text:p text:style-name="P2">Bonus</text:p>
      <text:p text:style-name="P2">There is no path present from <text:a xlink:type="simple" xlink:href="http://www.wfu.edu/">www.wfu.edu</text:a> to csweb.cs.wfu.edu. This was confirmed with depth first search from <text:a xlink:type="simple" xlink:href="http://www.wfu.edu/">www.wfu.edu</text:a> as well as by using the bellman ford algorithm to find the no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0:30:41.065307886</meta:creation-date>
    <dc:date>2015-04-26T19:30:17.144015006</dc:date>
    <meta:editing-duration>PT11M2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146" meta:character-count="921" meta:non-whitespace-character-count="764"/>
  </office:meta>
</office:document-meta>
</file>